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7dae" officeooo:paragraph-rsid="000a7dae"/>
    </style:style>
    <style:style style:name="P2" style:family="paragraph" style:parent-style-name="Standard">
      <style:text-properties officeooo:rsid="00139432" officeooo:paragraph-rsid="00139432"/>
    </style:style>
    <style:style style:name="P3" style:family="paragraph" style:parent-style-name="Standard">
      <style:text-properties officeooo:rsid="00139432" officeooo:paragraph-rsid="0019c06a"/>
    </style:style>
    <style:style style:name="P4" style:family="paragraph" style:parent-style-name="Standard">
      <style:text-properties officeooo:rsid="00139432" officeooo:paragraph-rsid="0021bb09"/>
    </style:style>
    <style:style style:name="P5" style:family="paragraph" style:parent-style-name="Standard">
      <style:text-properties officeooo:rsid="00139432" officeooo:paragraph-rsid="0023f376"/>
    </style:style>
    <style:style style:name="P6" style:family="paragraph" style:parent-style-name="Standard">
      <style:text-properties officeooo:rsid="0019c06a" officeooo:paragraph-rsid="0019c06a"/>
    </style:style>
    <style:style style:name="P7" style:family="paragraph" style:parent-style-name="Standard">
      <style:text-properties officeooo:rsid="001b6dea" officeooo:paragraph-rsid="001b6dea"/>
    </style:style>
    <style:style style:name="P8" style:family="paragraph" style:parent-style-name="Standard">
      <style:text-properties officeooo:rsid="001d3744" officeooo:paragraph-rsid="001d3744"/>
    </style:style>
    <style:style style:name="P9" style:family="paragraph" style:parent-style-name="Standard">
      <style:text-properties officeooo:rsid="001dc035" officeooo:paragraph-rsid="001dc035"/>
    </style:style>
    <style:style style:name="P10" style:family="paragraph" style:parent-style-name="Standard">
      <style:text-properties officeooo:rsid="001dc035" officeooo:paragraph-rsid="0023f376"/>
    </style:style>
    <style:style style:name="P11" style:family="paragraph" style:parent-style-name="Standard">
      <style:text-properties officeooo:rsid="0021bb09" officeooo:paragraph-rsid="0021bb09"/>
    </style:style>
    <style:style style:name="P12" style:family="paragraph" style:parent-style-name="Standard">
      <style:text-properties officeooo:rsid="0023f376" officeooo:paragraph-rsid="0023f376"/>
    </style:style>
    <style:style style:name="P13" style:family="paragraph" style:parent-style-name="Standard">
      <style:text-properties officeooo:rsid="00255ba4" officeooo:paragraph-rsid="0025bc60"/>
    </style:style>
    <style:style style:name="P14" style:family="paragraph" style:parent-style-name="Standard">
      <style:text-properties officeooo:rsid="0026519b" officeooo:paragraph-rsid="0026519b"/>
    </style:style>
    <style:style style:name="P15" style:family="paragraph" style:parent-style-name="Standard">
      <style:text-properties officeooo:rsid="00270a25" officeooo:paragraph-rsid="00270a25"/>
    </style:style>
    <style:style style:name="P16" style:family="paragraph" style:parent-style-name="Standard">
      <style:text-properties officeooo:rsid="00291d1c" officeooo:paragraph-rsid="00291d1c"/>
    </style:style>
    <style:style style:name="P17" style:family="paragraph" style:parent-style-name="Standard">
      <style:text-properties officeooo:rsid="001879db" officeooo:paragraph-rsid="001879db"/>
    </style:style>
    <style:style style:name="P18" style:family="paragraph" style:parent-style-name="Standard">
      <style:text-properties officeooo:rsid="002c2151" officeooo:paragraph-rsid="001879db"/>
    </style:style>
    <style:style style:name="P19" style:family="paragraph" style:parent-style-name="Standard">
      <style:text-properties officeooo:rsid="002c2151" officeooo:paragraph-rsid="002c2151"/>
    </style:style>
    <style:style style:name="P20" style:family="paragraph" style:parent-style-name="Standard">
      <style:text-properties officeooo:rsid="002d4ca8" officeooo:paragraph-rsid="002d4ca8"/>
    </style:style>
    <style:style style:name="T1" style:family="text">
      <style:text-properties officeooo:rsid="000a7dae"/>
    </style:style>
    <style:style style:name="T2" style:family="text">
      <style:text-properties officeooo:rsid="0019c06a"/>
    </style:style>
    <style:style style:name="T3" style:family="text">
      <style:text-properties officeooo:rsid="001b6dea"/>
    </style:style>
    <style:style style:name="T4" style:family="text">
      <style:text-properties officeooo:rsid="001d3744"/>
    </style:style>
    <style:style style:name="T5" style:family="text">
      <style:text-properties officeooo:rsid="001dc035"/>
    </style:style>
    <style:style style:name="T6" style:family="text">
      <style:text-properties officeooo:rsid="002115df"/>
    </style:style>
    <style:style style:name="T7" style:family="text">
      <style:text-properties officeooo:rsid="0021bb09"/>
    </style:style>
    <style:style style:name="T8" style:family="text">
      <style:text-properties officeooo:rsid="0023f376"/>
    </style:style>
    <style:style style:name="T9" style:family="text">
      <style:text-properties officeooo:rsid="00255ba4"/>
    </style:style>
    <style:style style:name="T10" style:family="text">
      <style:text-properties officeooo:rsid="0025bc60"/>
    </style:style>
    <style:style style:name="T11" style:family="text">
      <style:text-properties officeooo:rsid="0026a0ab"/>
    </style:style>
    <style:style style:name="T12" style:family="text">
      <style:text-properties officeooo:rsid="00270a25"/>
    </style:style>
    <style:style style:name="T13" style:family="text">
      <style:text-properties officeooo:rsid="00291d1c"/>
    </style:style>
    <style:style style:name="T14" style:family="text">
      <style:text-properties officeooo:rsid="00292f6c"/>
    </style:style>
    <style:style style:name="T15" style:family="text">
      <style:text-properties officeooo:rsid="002c2151"/>
    </style:style>
    <style:style style:name="T16" style:family="text">
      <style:text-properties officeooo:rsid="002d4c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TLE CARD</text:p>
      <text:p text:style-name="P17"/>
      <text:p text:style-name="P17">Welcome the STATS FOR THE STAT THRONE where I’m going to dress up data science with the Warhammer Fantasy setting <text:span text:style-name="T12">since well I made a data set for that</text:span>. Specifically <text:span text:style-name="T1">we are going to use the Total War Warhammer games by Creative Assembly </text:span>and Games Workshop. <text:span text:style-name="T15">The data is available at the link below.</text:span></text:p>
      <text:p text:style-name="P18"/>
      <text:p text:style-name="P19">The topic of this episode is classification, deciding what group something belongs to, using very simple decision trees. First we will see what a decision tree model looks like and then we will learn how they are made. At the end we’ll talk a bit about the limitations and problems of this kind of model which we will expand on in the next episode.</text:p>
      <text:p text:style-name="P19"/>
      <text:p text:style-name="P19">As you may have guess we will try to differentiate <text:span text:style-name="T1">the noble men of Brettonia from the proud Dwarfs of the Karaz Ankor! </text:span>Here we see them in a pitch<text:span text:style-name="T16">ed</text:span> engagement.</text:p>
      <text:p text:style-name="P1"/>
      <text:p text:style-name="P15">VIDEO FROM CUSTOM BATTLE</text:p>
      <text:p text:style-name="P1"/>
      <text:p text:style-name="P19">The Bretonnians are characters out of a sort of Arthurian France while the Dwarfs are <text:span text:style-name="T16">entering a magitech industrial revolution. Its hard to imagine two factions in the game which are more different so they should be a good introductory example. Our goal will be to use each units’ in game characteristics to predict the faction it belongs to.</text:span></text:p>
      <text:p text:style-name="P1"/>
      <text:p text:style-name="P20">There are dozens of stats available to describe each unit but a few stand out as especially useful. <text:span text:style-name="T13">Breto</text:span>n<text:span text:style-name="T13">nian cavalry is quite fast whereas Dwarfs have poor mobility all around </text:span>with no cavalry at all in fact<text:span text:style-name="T13">. Dwarf infantry is almost universally heavily armored while the Breton</text:span>n<text:span text:style-name="T13">ian peasants only have rags. There is probably some difference in combat skill as well since Bretonnia relies on powerful attacking units while Dwarfs are defensive and try to drag the fight out.</text:span></text:p>
      <text:p text:style-name="P20"/>
      <text:p text:style-name="P16">So we will use ground speed, armor, melee attack, and melee defense <text:span text:style-name="T14">to build our classification tree. Here is our first example so we can learn how it works.</text:span></text:p>
      <text:p text:style-name="P1"/>
      <text:p text:style-name="P2">IMAGE OF brt_dwf_decision_tree_small</text:p>
      <text:p text:style-name="P1"/>
      <text:p text:style-name="P3"><text:span text:style-name="T2">To read it just go from node to node </text:span>like a flowchart. <text:span text:style-name="T2">Each node contains a question and if we say yes to it we follow the left branch meaning otherwise we follow the right branch.</text:span> <text:span text:style-name="T2">If we reach a point where we can’t continue that node is called a leaf and we check it for our prediction.</text:span></text:p>
      <text:p text:style-name="P3"/>
      <text:p text:style-name="P6">Here is a stat<text:span text:style-name="T3">line from some unknown but real unit.</text:span></text:p>
      <text:p text:style-name="P6"/>
      <text:p text:style-name="P7">Is the speed less than 33.5? Yes it is so we go left. Is the armor less than 35? No it is not so we go right. That is a leaf node and it says we should predict that this is a dwarf unit. Indeed it is! That is the statline for Hammerers the personal bodyguard of the High King.</text:p>
      <text:p text:style-name="P7"/>
      <text:p text:style-name="P7">VIDEO OF HAMMERERS</text:p>
      <text:p text:style-name="P7"/>
      <text:p text:style-name="P7">We could do this for lots of other units but I don’t really have time for that. Instead I had the computer check and it correctly identifies the faction for 90% of units. Though recall we’re only looking at Brettonians and Dwarfs. Furthermore I picked those factions because they are so radically different. A very simple model like this wouldn’t work for similar factions like High and Dark Elves. It is also <text:soft-page-break/>much too simple for the task of categorizing all the units in the game into all the different factions. In a future video we will see how to do that.</text:p>
      <text:p text:style-name="P7"/>
      <text:p text:style-name="P7">Right now the interesting question is how a tree like this is made? If you’re thinking that I sat down and figured it out by hand . . . uh no, that’s possible but I’m very lazy. <text:span text:style-name="T4">No I had program do all the work for me and it chose how to divide everything up. To do that it makes use of “gini impurity” (ji-nee impurity).</text:span></text:p>
      <text:p text:style-name="P9"><text:line-break/>PUT GINI IMPURITY ON SCREEN</text:p>
      <text:p text:style-name="P7"/>
      <text:p text:style-name="P8">What’s tha<text:span text:style-name="T5">t?</text:span></text:p>
      <text:p text:style-name="P8"/>
      <text:p text:style-name="P8">Gini impurity is a very straigh<text:span text:style-name="T6">t</text:span>forward way to measure how mixed something is. <text:span text:style-name="T5">We want to find a placed where the impurity is as low as possible that way if we split the data at that place most of we’ll do the best job at separating the groups.</text:span></text:p>
      <text:p text:style-name="P8"/>
      <text:p text:style-name="P9">Take a look. Here I have divided the units <text:span text:style-name="T6">based on their speed. On the left are the ones with a speed above 27 and on the right are the ones with a speed below 27. The dots are colored by their faction with gold for Brettonia and blue for Dwarfs. As you can see most units have a speed of more than 27 but there is significant mixing. The few units with less than 27 speed are mostly dwarfs. Now we go through a few values and see if we can find any split where one side has less mixing. CYCLE THROUGH ALL And 33 turns out to be the best of those! GO BACK TO 33</text:span></text:p>
      <text:p text:style-name="P9"><text:line-break/><text:span text:style-name="T7">Since we can only split in once place at a time the computer will then check all the other factors in the same way and choose the best split from all of them. Then to construct an entire tree the process is repeated on each of the split pieces until we choose to stop.</text:span></text:p>
      <text:p text:style-name="P9"/>
      <text:p text:style-name="P4">IMAGE OF brt_dwf_decision_tree_small</text:p>
      <text:p text:style-name="P4"/>
      <text:p text:style-name="P11">As we can see the computer ended up selecting armor and melee defense as the next factors then it stopped because I told it to. But you may recall that I said this tree was 90% accurate. Why did I stop it? Maybe it could do even better.</text:p>
      <text:p text:style-name="P11"/>
      <text:p text:style-name="P11">Well lets let it continue. Here is the result.</text:p>
      <text:p text:style-name="P11"/>
      <text:p text:style-name="P5">IMAGE OF brt_dwf_decision_tree_<text:span text:style-name="T8">large</text:span></text:p>
      <text:p text:style-name="P9"/>
      <text:p text:style-name="P12">This classification tree is 100% accurate but its also not great. First of all this tree is much harder to interpret due to its size. Sure following the branches down to the end is easy enough but what does it mean? That’s unclear. Also many of these lower levels are picking out extremely specific things about individual units. For example there are three fast moving low armor dwarf units. Those are various kinds of slayers but well slayers are VERY atypical for dwarfs. In many way they are more like brettonian peasant units.</text:p>
      <text:p text:style-name="P10"/>
      <text:p text:style-name="P12">What we have done is overfitted the tree. We let it get at so many details that <text:span text:style-name="T9">we can’t see the bigger picture anymore. It also means that if a new units was added to the game the tree might confidently put it into the wrong category because it resembles an unusual member of that faction.</text:span></text:p>
      <text:p text:style-name="P12"/>
      <text:p text:style-name="P13"><text:soft-page-break/>To avoid overfitting a tree like this there are a few options. <text:span text:style-name="T10">One is to do what I did at the beginning and limit how deep the tree can be. That sets a limit on complexity. Another option is to require that leaves, the end points of the graph, contain at least a certain number of units. That way the model can’t get too involved with tiny details. Finally its possible to require that every time we make a split it provides some significant improvement inaccuracy. Here almost none of the splits meaningfully improve accuracy, the first split alone would have gotten us the right answer 90% of the time.</text:span></text:p>
      <text:p text:style-name="P13"/>
      <text:p text:style-name="P13">One is to require that splits significantly improve accuracy. In fact most of these splits only provide a very small improvement. The first split alone would get us the right answer 80% of the time! It is a very strong predictor. We could also limit how many levels the tree can have forcing it to stop at a certain depth. Third we could require that the leaves, the end points on the graph, contain at least several units.</text:p>
      <text:p text:style-name="P13"/>
      <text:p text:style-name="P14">We will take a look at how to get a useful model out of these basic idea in the next video when we will include <text:span text:style-name="T11">High Elves and Dark Elves to make the task a bit more complicated. After that we will look at more sophisticated models that can classify the faction for all of the units in the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9:19:54.973000000</meta:creation-date>
    <dc:date>2018-09-16T11:48:58.585000000</dc:date>
    <meta:editing-duration>PT17H49M20S</meta:editing-duration>
    <meta:editing-cycles>10</meta:editing-cycles>
    <meta:generator>LibreOffice/6.0.1.1$Windows_X86_64 LibreOffice_project/60bfb1526849283ce2491346ed2aa51c465abfe6</meta:generator>
    <meta:print-date>2018-09-16T11:09:08.684000000</meta:print-date>
    <meta:document-statistic meta:table-count="0" meta:image-count="0" meta:object-count="0" meta:page-count="3" meta:paragraph-count="29" meta:word-count="1311" meta:character-count="6975" meta:non-whitespace-character-count="5691"/>
  </office:meta>
</office:document-meta>
</file>